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svg:stroke-color="#008080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svg:stroke-width="0.05cm" svg:stroke-color="#008080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draw:layer="layout" svg:width="4cm" svg:height="4cm" svg:x="24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4cm" svg:x="1.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cm" svg:height="1cm" svg:x="2cm" svg:y="1.598cm">
          <text:p text:style-name="P2">mglData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3cm" svg:height="1cm" svg:x="2cm" svg:y="5.598cm">
          <text:p text:style-name="P2">mgl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3.5cm" svg:y1="2.598cm" svg:x2="3.5cm" svg:y2="5.598cm" draw:start-shape="id1" draw:start-glue-point="6" draw:end-shape="id2" draw:end-glue-point="4" svg:d="m3500 2598v3000">
          <text:p/>
        </draw:connector>
        <draw:custom-shape draw:style-name="gr3" draw:text-style-name="P2" xml:id="id3" draw:id="id3" draw:layer="layout" svg:width="3cm" svg:height="1cm" svg:x="10cm" svg:y="1.598cm">
          <text:p text:style-name="P2">mgl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3cm" svg:height="1cm" svg:x="10cm" svg:y="5.598cm">
          <text:p text:style-name="P2">mglPar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11.5cm" svg:y1="2.598cm" svg:x2="11.5cm" svg:y2="5.598cm" draw:start-shape="id3" draw:start-glue-point="6" draw:end-shape="id4" draw:end-glue-point="4" svg:d="m11500 2598v3000">
          <text:p/>
        </draw:connector>
        <draw:custom-shape draw:style-name="gr4" draw:text-style-name="P2" xml:id="id5" draw:id="id5" draw:layer="layout" svg:width="3cm" svg:height="1cm" svg:x="6cm" svg:y="5.598cm">
          <text:p text:style-name="P2">mglGrap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3cm" svg:height="1cm" svg:x="8cm" svg:y="7.598cm">
          <text:p text:style-name="P2">mgl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0.101cm" svg:x1="7.5cm" svg:y1="6.598cm" svg:x2="9.5cm" svg:y2="7.598cm" draw:start-shape="id5" draw:start-glue-point="6" draw:end-shape="id6" draw:end-glue-point="4" svg:d="m7500 6598v602h2000v398">
          <text:p/>
        </draw:connector>
        <draw:custom-shape draw:style-name="gr3" draw:text-style-name="P2" xml:id="id8" draw:id="id8" draw:layer="layout" svg:width="3cm" svg:height="1cm" svg:x="14cm" svg:y="1.598cm">
          <text:p text:style-name="P2">mgl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3cm" svg:height="1cm" svg:x="14cm" svg:y="3.598cm">
          <text:p text:style-name="P2">mglCanv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cm" svg:height="1cm" svg:x="14cm" svg:y="5.598cm">
          <text:p text:style-name="P2">mglCanvas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1" draw:id="id11" draw:layer="layout" svg:width="4cm" svg:height="1cm" svg:x="18cm" svg:y="3.598cm">
          <text:p text:style-name="P2">mglCanvasG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3cm" svg:height="1cm" svg:x="4cm" svg:y="7.598cm">
          <text:p text:style-name="P2">mglGL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0.101cm" svg:x1="7.5cm" svg:y1="6.598cm" svg:x2="5.5cm" svg:y2="7.598cm" draw:start-shape="id5" draw:start-glue-point="6" draw:end-shape="id7" draw:end-glue-point="4" svg:d="m7500 6598v602h-2000v398">
          <text:p/>
        </draw:connector>
        <draw:connector draw:style-name="gr5" draw:text-style-name="P3" draw:layer="layout" svg:x1="15.5cm" svg:y1="2.598cm" svg:x2="15.5cm" svg:y2="3.598cm" draw:start-shape="id8" draw:start-glue-point="6" draw:end-shape="id9" draw:end-glue-point="4" svg:d="m15500 2598v1000">
          <text:p/>
        </draw:connector>
        <draw:connector draw:style-name="gr5" draw:text-style-name="P3" draw:layer="layout" svg:x1="15.5cm" svg:y1="4.598cm" svg:x2="15.5cm" svg:y2="5.598cm" draw:start-shape="id9" draw:start-glue-point="6" draw:end-shape="id10" draw:end-glue-point="4" svg:d="m15500 4598v1000">
          <text:p/>
        </draw:connector>
        <draw:connector draw:style-name="gr5" draw:text-style-name="P3" draw:layer="layout" svg:x1="17cm" svg:y1="4.098cm" svg:x2="18cm" svg:y2="4.098cm" draw:start-shape="id9" draw:start-glue-point="7" draw:end-shape="id11" draw:end-glue-point="5" svg:d="m17000 4098h1000">
          <text:p/>
        </draw:connector>
        <draw:custom-shape draw:style-name="gr3" draw:text-style-name="P2" xml:id="id12" draw:id="id12" draw:layer="layout" svg:width="4cm" svg:height="1cm" svg:x="23cm" svg:y="3.598cm">
          <text:p text:style-name="P2">mglCanvasGL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4cm" svg:height="1cm" svg:x="18cm" svg:y="5.598cm">
          <text:p text:style-name="P2">mglCanvasFLT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4cm" svg:height="1cm" svg:x="18cm" svg:y="7.598cm">
          <text:p text:style-name="P2">mglCanvasQ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22cm" svg:y1="4.098cm" svg:x2="23cm" svg:y2="4.098cm" draw:start-shape="id11" draw:start-glue-point="7" draw:end-shape="id12" draw:end-glue-point="5" svg:d="m22000 4098h1000">
          <text:p/>
        </draw:connector>
        <draw:connector draw:style-name="gr5" draw:text-style-name="P3" draw:layer="layout" svg:x1="17cm" svg:y1="6.098cm" svg:x2="18cm" svg:y2="6.098cm" draw:start-shape="id10" draw:start-glue-point="7" draw:end-shape="id13" draw:end-glue-point="5" svg:d="m17000 6098h1000">
          <text:p/>
        </draw:connector>
        <draw:custom-shape draw:style-name="gr7" draw:text-style-name="P3" xml:id="id14" draw:id="id14" draw:layer="layout" svg:width="3cm" svg:height="1cm" svg:x="25cm" svg:y="5.598cm">
          <text:p text:style-name="P3">QMathG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16" draw:id="id16" draw:layer="layout" svg:width="3cm" svg:height="1cm" svg:x="25cm" svg:y="7.598cm">
          <text:p text:style-name="P2">Fl_MathG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2cm" svg:y1="6.098cm" svg:x2="25cm" svg:y2="6.098cm" draw:start-shape="id13" draw:start-glue-point="7" draw:end-shape="id14" draw:end-glue-point="5" svg:d="m22000 6098h3000">
          <text:p/>
        </draw:connector>
        <draw:connector draw:style-name="gr8" draw:text-style-name="P1" draw:layer="layout" svg:x1="22cm" svg:y1="8.098cm" svg:x2="25cm" svg:y2="8.098cm" draw:start-shape="id15" draw:start-glue-point="7" draw:end-shape="id16" draw:end-glue-point="5" svg:d="m22000 8098h3000">
          <text:p/>
        </draw:connector>
        <draw:frame draw:style-name="gr9" draw:layer="layout" svg:width="4.13cm" svg:height="0.962cm" svg:x="1.5cm" svg:y="9.1cm">
          <draw:text-box>
            <text:p><text:span text:style-name="T1">User classes</text:span></text:p>
          </draw:text-box>
        </draw:frame>
        <draw:frame draw:style-name="gr9" draw:layer="layout" svg:width="2.792cm" svg:height="0.962cm" svg:x="24.508cm" svg:y="9.1cm">
          <draw:text-box>
            <text:p><text:span text:style-name="T1">Widgets</text:span></text:p>
          </draw:text-box>
        </draw:frame>
        <draw:connector draw:style-name="gr6" draw:text-style-name="P1" draw:layer="layout" svg:x1="14cm" svg:y1="4.098cm" svg:x2="7.5cm" svg:y2="5.598cm" draw:start-shape="id9" draw:start-glue-point="5" draw:end-shape="id5" draw:end-glue-point="4" svg:d="m14000 4098h-6500v1500">
          <text:p/>
        </draw:connector>
        <draw:connector draw:style-name="gr6" draw:text-style-name="P1" draw:layer="layout" svg:x1="15.5cm" svg:y1="6.598cm" svg:x2="11cm" svg:y2="8.098cm" draw:start-shape="id10" draw:start-glue-point="6" draw:end-shape="id6" draw:end-glue-point="7" svg:d="m15500 6598v1500h-4500">
          <text:p/>
        </draw:connector>
        <draw:connector draw:style-name="gr6" draw:text-style-name="P1" draw:layer="layout" svg:x1="5cm" svg:y1="6.098cm" svg:x2="6cm" svg:y2="6.098cm" draw:start-shape="id2" draw:start-glue-point="7" draw:end-shape="id5" draw:end-glue-point="5" svg:d="m5000 6098h1000">
          <text:p/>
        </draw:connector>
        <draw:connector draw:style-name="gr6" draw:text-style-name="P1" draw:layer="layout" svg:x1="9cm" svg:y1="6.098cm" svg:x2="10cm" svg:y2="6.098cm" draw:start-shape="id5" draw:start-glue-point="7" draw:end-shape="id4" draw:end-glue-point="5" svg:d="m9000 6098h1000">
          <text:p/>
        </draw:connector>
        <draw:connector draw:style-name="gr6" draw:text-style-name="P1" draw:layer="layout" draw:line-skew="-1.897cm -2.199cm" svg:x1="25cm" svg:y1="3.598cm" svg:x2="4cm" svg:y2="8.098cm" draw:start-shape="id12" draw:start-glue-point="4" draw:end-shape="id7" draw:end-glue-point="5" svg:d="m25000 3598v-2398h-23700v6898h2700">
          <text:p/>
        </draw:connector>
        <draw:connector draw:style-name="gr5" draw:text-style-name="P3" draw:layer="layout" draw:line-skew="-4.902cm -1cm 0.101cm" svg:x1="17cm" svg:y1="6.098cm" svg:x2="18cm" svg:y2="8.098cm" draw:start-shape="id10" draw:start-glue-point="7" draw:end-shape="id15" draw:end-glue-point="5" svg:d="m17000 6098h600v2002 0-2h4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ey Balakin</meta:initial-creator>
    <meta:creation-date>2012-02-18T11:39:54</meta:creation-date>
    <dc:date>2012-02-18T12:33:26</dc:date>
    <dc:creator>Alexey Balakin</dc:creator>
    <meta:editing-duration>PT37M48S</meta:editing-duration>
    <meta:editing-cycles>8</meta:editing-cycles>
    <meta:generator>LibreOffice/3.4$Unix LibreOffice_project/340m1$Build-402</meta:generator>
    <meta:document-statistic meta:object-count="37"/>
  </office:meta>
</office:document-meta>
</file>